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2</text:p>
      <text:p text:style-name="Author">Anthony Capece III</text:p>
      <text:p text:style-name="Date">February 5, 2019</text:p>
      <text:h text:style-name="Heading_20_2" text:outline-level="2"><text:bookmark text:name="r-markdown"/>R Markdown</text:h>
      <text:p text:style-name="First_20_Paragraph">This is an R Markdown document. Markdown is a simple formatting syntax for authoring HTML, PDF, and MS Word documents. For more details on using R Markdown see <text:a xlink:type="simple" xlink:href="http://rmarkdown.rstudio.com" text:style-name="ListLabel_20_1" text:visited-style-name="ListLabel_20_1"><text:span text:style-name="Internet_20_link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Source_20_Code"/>
      <text:h text:style-name="Heading_20_2" text:outline-level="2"><text:bookmark text:name="homework"/>HOMEWORK</text:h>
      <text:p text:style-name="First_20_Paragraph">You can also embed plots, for example:</text:p>
      <text:h text:style-name="Heading_20_1" text:outline-level="1"><text:bookmark text:name="question-1"/>QUESTION 1</text:h>
      <text:p text:style-name="Source_20_Code"><text:span text:style-name="Verbatim_20_Char">## <text:s/>chr [1:7175] "www.aamu.edu/" "www.uab.edu" ...</text:span></text:p>
      <text:h text:style-name="Heading_20_2" text:outline-level="2"><text:bookmark text:name="question-2"/>QUESTION 2</text:h>
      <text:p text:style-name="Source_20_Code"><text:span text:style-name="Verbatim_20_Char">## <text:s text:c="2"/>PBI HBCU <text:s/>SAT_AVG</text:span><text:line-break/><text:span text:style-name="Verbatim_20_Char">## 1 <text:s text:c="2"/>1 <text:s text:c="3"/>0 915.2353</text:span><text:line-break/><text:span text:style-name="Verbatim_20_Char">## 2 <text:s text:c="2"/>0 <text:s text:c="3"/>1 873.1207</text:span></text:p>
      <text:h text:style-name="Heading_20_3" text:outline-level="3"><text:bookmark text:name="question-3"/>QUESTION 3</text:h>
      <text:p text:style-name="Source_20_Code"><text:span text:style-name="Verbatim_20_Char">## Warning: NAs introduced by coercion</text:span></text:p>
      <text:p text:style-name="Source_20_Code"><text:span text:style-name="Verbatim_20_Char">## [1] -0.07969904</text:span></text:p>
      <text:p text:style-name="First_20_Paragraph">Note that the <text:span text:style-name="Verbatim_20_Char">echo = FALSE</text:span> parameter was added to the code chunk to prevent printing of the R code that generated the pl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252in" fo:margin-bottom="0.1252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default-outline-level="" style:class="extra">
      <style:paragraph-properties fo:margin-top="0in" fo:margin-bottom="0.0835in" loext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rst_20_Paragraph" style:display-name="First Paragraph" style:family="paragraph" style:parent-style-name="Text_20_body" style:next-style-name="Text_20_body" style:default-outline-level=""/>
    <style:style style:name="Compact" style:family="paragraph" style:parent-style-name="Text_20_body" style:default-outline-level="">
      <style:paragraph-properties fo:margin-top="0.0252in" fo:margin-bottom="0.0252in" loext:contextual-spacing="false"/>
    </style:style>
    <style:style style:name="Title" style:family="paragraph" style:parent-style-name="Standard" style:next-style-name="Text_20_body" style:default-outline-level="" style:class="chapter">
      <style:paragraph-properties fo:margin-top="0.3335in" fo:margin-bottom="0.1665in" loext:contextual-spacing="false" fo:text-align="center" style:justify-single-word="false" fo:keep-together="always" fo:keep-with-next="always"/>
      <style:text-properties fo:color="#345a8a" style:font-name="Calibri" fo:font-family="Calibri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default-outline-level="" style:class="chapter">
      <style:paragraph-properties fo:margin-top="0.1665in" fo:margin-bottom="0.1665in" loext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next-style-name="Text_20_body" style:default-outline-level="">
      <style:paragraph-properties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 style:default-outline-level="">
      <style:paragraph-properties fo:text-align="center" style:justify-single-word="false" fo:keep-together="always" fo:orphans="2" fo:widows="2" fo:keep-with-next="always" style:writing-mode="lr-tb"/>
    </style:style>
    <style:style style:name="Abstract" style:family="paragraph" style:parent-style-name="Standard" style:next-style-name="Text_20_body" style:default-outline-level="">
      <style:paragraph-properties fo:margin-top="0.2083in" fo:margin-bottom="0.2083in" loext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 style:default-outline-level=""/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45a8a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Block_20_Text" style:display-name="Block Text" style:family="paragraph" style:parent-style-name="Text_20_body" style:next-style-name="Text_20_body" style:default-outline-level="">
      <style:paragraph-properties fo:margin-left="0in" fo:margin-right="0in" fo:margin-top="0.0693in" fo:margin-bottom="0.0693in" loext:contextual-spacing="false" fo:text-indent="0in" style:auto-text-indent="false"/>
      <style:text-properties style:font-name="Calibri" fo:font-family="Calibri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 style:font-weight-complex="bold"/>
    </style:style>
    <style:style style:name="Footnote" style:family="paragraph" style:parent-style-name="Standard" style:default-outline-level="" style:class="extra"/>
    <style:style style:name="Definition_20_Term" style:display-name="Definition Term" style:family="paragraph" style:parent-style-name="Standard" style:default-outline-level="">
      <style:paragraph-properties fo:margin-top="0in" fo:margin-bottom="0in" loext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 style:default-outline-level=""/>
    <style:style style:name="Table_20_Caption" style:display-name="Table Caption" style:family="paragraph" style:parent-style-name="Caption" style:default-outline-level="">
      <style:paragraph-properties fo:keep-with-next="always"/>
    </style:style>
    <style:style style:name="Image_20_Caption" style:display-name="Image Caption" style:family="paragraph" style:parent-style-name="Caption" style:default-outline-level=""/>
    <style:style style:name="Figure" style:family="paragraph" style:parent-style-name="Standard" style:default-outline-level=""/>
    <style:style style:name="Figure_20_with_20_Caption" style:display-name="Figure with Caption" style:family="paragraph" style:parent-style-name="Figure" style:default-outline-level="">
      <style:paragraph-properties fo:keep-with-next="always"/>
    </style:style>
    <style:style style:name="TOC_20_Heading" style:display-name="TOC Heading" style:family="paragraph" style:parent-style-name="Heading_20_1" style:next-style-name="Text_20_body" style:default-outline-level="">
      <style:paragraph-properties fo:margin-top="0.1665in" fo:margin-bottom="0in" loext:contextual-spacing="false" fo:line-height="108%"/>
      <style:text-properties fo:color="#365f91" style:font-name="Calibri" fo:font-family="Calibri" style:font-family-generic="roman" style:font-pitch="variable" fo:font-weight="normal" style:font-name-asian="F" style:font-family-generic-asian="system" style:font-pitch-asian="variable" style:font-weight-asian="normal" style:font-name-complex="F" style:font-family-generic-complex="system" style:font-pitch-complex="variable" style:font-weight-complex="normal"/>
    </style:style>
    <style:style style:name="Source_20_Code" style:display-name="Source Code" style:family="paragraph" style:parent-style-name="Standard" style:default-outline-level="">
      <loext:graphic-properties draw:fill="solid" draw:fill-color="#f8f8f8"/>
      <style:paragraph-properties fo:background-color="#f8f8f8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/>
    </style:style>
    <style:style style:name="KeywordTok" style:family="text" style:parent-style-name="Verbatim_20_Char">
      <style:text-properties fo:color="#204a87" fo:background-color="#f8f8f8"/>
    </style:style>
    <style:style style:name="DataTypeTok" style:family="text" style:parent-style-name="Verbatim_20_Char">
      <style:text-properties fo:color="#204a87" fo:background-color="#f8f8f8"/>
    </style:style>
    <style:style style:name="DecValTok" style:family="text" style:parent-style-name="Verbatim_20_Char">
      <style:text-properties fo:color="#0000cf" fo:background-color="#f8f8f8"/>
    </style:style>
    <style:style style:name="BaseNTok" style:family="text" style:parent-style-name="Verbatim_20_Char">
      <style:text-properties fo:color="#0000cf" fo:background-color="#f8f8f8"/>
    </style:style>
    <style:style style:name="FloatTok" style:family="text" style:parent-style-name="Verbatim_20_Char">
      <style:text-properties fo:color="#0000cf" fo:background-color="#f8f8f8"/>
    </style:style>
    <style:style style:name="ConstantTok" style:family="text" style:parent-style-name="Verbatim_20_Char">
      <style:text-properties fo:color="#000000" fo:background-color="#f8f8f8"/>
    </style:style>
    <style:style style:name="CharTok" style:family="text" style:parent-style-name="Verbatim_20_Char">
      <style:text-properties fo:color="#4e9a06" fo:background-color="#f8f8f8"/>
    </style:style>
    <style:style style:name="SpecialCharTok" style:family="text" style:parent-style-name="Verbatim_20_Char">
      <style:text-properties fo:color="#000000" fo:background-color="#f8f8f8"/>
    </style:style>
    <style:style style:name="StringTok" style:family="text" style:parent-style-name="Verbatim_20_Char">
      <style:text-properties fo:color="#4e9a06" fo:background-color="#f8f8f8"/>
    </style:style>
    <style:style style:name="VerbatimStringTok" style:family="text" style:parent-style-name="Verbatim_20_Char">
      <style:text-properties fo:color="#4e9a06" fo:background-color="#f8f8f8"/>
    </style:style>
    <style:style style:name="SpecialStringTok" style:family="text" style:parent-style-name="Verbatim_20_Char">
      <style:text-properties fo:color="#4e9a06" fo:background-color="#f8f8f8"/>
    </style:style>
    <style:style style:name="ImportTok" style:family="text" style:parent-style-name="Verbatim_20_Char">
      <style:text-properties fo:background-color="#f8f8f8"/>
    </style:style>
    <style:style style:name="CommentTok" style:family="text" style:parent-style-name="Verbatim_20_Char">
      <style:text-properties fo:color="#8f5902" fo:font-style="italic" fo:background-color="#f8f8f8" style:font-style-asian="italic"/>
    </style:style>
    <style:style style:name="DocumentationTok" style:family="text" style:parent-style-name="Verbatim_20_Char">
      <style:text-properties fo:color="#8f5902" fo:font-style="italic" fo:background-color="#f8f8f8" style:font-style-asian="italic"/>
    </style:style>
    <style:style style:name="AnnotationTok" style:family="text" style:parent-style-name="Verbatim_20_Char">
      <style:text-properties fo:color="#8f5902" fo:font-style="italic" fo:background-color="#f8f8f8" style:font-style-asian="italic"/>
    </style:style>
    <style:style style:name="CommentVarTok" style:family="text" style:parent-style-name="Verbatim_20_Char">
      <style:text-properties fo:color="#8f5902" fo:font-style="italic" fo:background-color="#f8f8f8" style:font-style-asian="italic"/>
    </style:style>
    <style:style style:name="OtherTok" style:family="text" style:parent-style-name="Verbatim_20_Char">
      <style:text-properties fo:color="#8f5902" fo:background-color="#f8f8f8"/>
    </style:style>
    <style:style style:name="FunctionTok" style:family="text" style:parent-style-name="Verbatim_20_Char">
      <style:text-properties fo:color="#000000" fo:background-color="#f8f8f8"/>
    </style:style>
    <style:style style:name="VariableTok" style:family="text" style:parent-style-name="Verbatim_20_Char">
      <style:text-properties fo:color="#000000" fo:background-color="#f8f8f8"/>
    </style:style>
    <style:style style:name="ControlFlowTok" style:family="text" style:parent-style-name="Verbatim_20_Char">
      <style:text-properties fo:color="#204a87" fo:background-color="#f8f8f8"/>
    </style:style>
    <style:style style:name="OperatorTok" style:family="text" style:parent-style-name="Verbatim_20_Char">
      <style:text-properties fo:color="#ce5c00" fo:background-color="#f8f8f8"/>
    </style:style>
    <style:style style:name="BuiltInTok" style:family="text" style:parent-style-name="Verbatim_20_Char">
      <style:text-properties fo:background-color="#f8f8f8"/>
    </style:style>
    <style:style style:name="ExtensionTok" style:family="text" style:parent-style-name="Verbatim_20_Char">
      <style:text-properties fo:background-color="#f8f8f8"/>
    </style:style>
    <style:style style:name="PreprocessorTok" style:family="text" style:parent-style-name="Verbatim_20_Char">
      <style:text-properties fo:color="#8f5902" fo:font-style="italic" fo:background-color="#f8f8f8" style:font-style-asian="italic"/>
    </style:style>
    <style:style style:name="AttributeTok" style:family="text" style:parent-style-name="Verbatim_20_Char">
      <style:text-properties fo:color="#c4a000" fo:background-color="#f8f8f8"/>
    </style:style>
    <style:style style:name="RegionMarkerTok" style:family="text" style:parent-style-name="Verbatim_20_Char">
      <style:text-properties fo:background-color="#f8f8f8"/>
    </style:style>
    <style:style style:name="InformationTok" style:family="text" style:parent-style-name="Verbatim_20_Char">
      <style:text-properties fo:color="#8f5902" fo:font-style="italic" fo:background-color="#f8f8f8" style:font-style-asian="italic"/>
    </style:style>
    <style:style style:name="WarningTok" style:family="text" style:parent-style-name="Verbatim_20_Char">
      <style:text-properties fo:color="#8f5902" fo:font-style="italic" fo:background-color="#f8f8f8" style:font-style-asian="italic"/>
    </style:style>
    <style:style style:name="AlertTok" style:family="text" style:parent-style-name="Verbatim_20_Char">
      <style:text-properties fo:color="#ef2929" fo:background-color="#f8f8f8"/>
    </style:style>
    <style:style style:name="ErrorTok" style:family="text" style:parent-style-name="Verbatim_20_Char">
      <style:text-properties fo:color="#a40000" fo:background-color="#f8f8f8"/>
    </style:style>
    <style:style style:name="NormalTok" style:family="text" style:parent-style-name="Verbatim_20_Char">
      <style:text-properties fo:background-color="#f8f8f8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 " text:bullet-char=" 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style:num-suffix=" " text:bullet-char=" 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style:num-suffix=" " text:bullet-char=" 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style:num-suffix=" " text:bullet-char=" 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style:num-suffix=" " text:bullet-char=" 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style:num-suffix=" " text:bullet-char=" 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style:num-suffix=" " text:bullet-char=" 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0">
      <text:list-level-style-bullet text:level="1" style:num-suffix=" " text:bullet-char=" 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style:num-suffix=" " text:bullet-char=" 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style:num-suffix=" " text:bullet-char=" 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style:num-suffix=" " text:bullet-char=" 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style:num-suffix=" " text:bullet-char=" 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style:num-suffix=" " text:bullet-char=" 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style:num-suffix=" " text:bullet-char=" 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ab2</dc:title>
    <meta:initial-creator>Anthony Capece III</meta:initial-creator>
    <meta:creation-date>2019-02-06T01:30:36</meta:creation-date>
    <dc:date>2019-02-06T01:30:36</dc:date>
    <meta:generator>LibreOffice/6.0.7.3$Linux_X86_64 LibreOffice_project/00m0$Build-3</meta:generator>
    <meta:editing-duration>PT6M</meta:editing-duration>
    <meta:document-statistic meta:table-count="0" meta:image-count="0" meta:object-count="0" meta:page-count="1" meta:paragraph-count="16" meta:word-count="143" meta:character-count="810" meta:non-whitespace-character-count="66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